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F000002120ABEBEE2D0F31BEC.png" manifest:media-type="image/png"/>
  <manifest:file-entry manifest:full-path="Pictures/100073ED00008D2E00004F60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draw:auto-grow-height="true" fo:min-height="3.506cm"/>
    </style:style>
    <style:style style:name="pr5" style:family="presentation" style:parent-style-name="Vintage-subtitle">
      <style:graphic-properties draw:fill-color="#ffffff" draw:auto-grow-height="true" fo:min-height="14.2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Tutor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Josh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32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tor on shift</text:p>
          </draw:text-box>
        </draw:frame>
        <draw:frame presentation:style-name="pr5" draw:text-style-name="P1" draw:layer="layout" svg:width="22.5cm" svg:height="14.22cm" svg:x="1.4cm" svg:y="0.8cm" presentation:class="subtitle">
          <draw:text-box>
            <text:p>Josh</text:p>
            <text:p/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0ABEBEE2D0F31BEC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22:13.758140039</meta:creation-date>
    <dc:date>2019-03-13T18:11:08.400066695</dc:date>
    <meta:editing-duration>PT14M49S</meta:editing-duration>
    <meta:editing-cycles>3</meta:editing-cycles>
    <meta:generator>LibreOffice/5.2.7.2$Linux_ARM_EABI LibreOffice_project/20m0$Build-2</meta:generator>
    <meta:document-statistic meta:object-count="42"/>
  </office:meta>
</office:document-meta>
</file>